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0.75cm" fo:min-width="9.12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afad2" draw:textarea-horizontal-align="justify" draw:textarea-vertical-align="middle" draw:auto-grow-height="false" fo:min-height="0.602cm" fo:min-width="2.75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fafad2" draw:textarea-horizontal-align="justify" draw:textarea-vertical-align="middle" draw:auto-grow-height="false" fo:min-height="0.654cm" fo:min-width="2.9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-color="#add8e6" draw:textarea-horizontal-align="justify" draw:textarea-vertical-align="middle" draw:auto-grow-height="false" fo:min-height="0.688cm" fo:min-width="2.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-color="#add8e6" draw:textarea-horizontal-align="justify" draw:textarea-vertical-align="middle" draw:auto-grow-height="false" fo:min-height="0.654cm" fo:min-width="2.9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add8e6" draw:textarea-horizontal-align="justify" draw:textarea-vertical-align="middle" draw:auto-grow-height="false" fo:min-height="0.654cm" fo:min-width="3.10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ffdab9" draw:textarea-horizontal-align="justify" draw:textarea-vertical-align="middle" draw:auto-grow-height="false" fo:min-height="0.654cm" fo:min-width="3.90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fafad2" draw:textarea-horizontal-align="justify" draw:textarea-vertical-align="middle" draw:auto-grow-height="false" fo:min-height="0.666cm" fo:min-width="2.316cm" fo:padding-top="0.151cm" fo:padding-bottom="0.151cm" fo:padding-left="0.276cm" fo:padding-right="0.276cm" fo:wrap-option="wrap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-color="#add8e6" draw:textarea-horizontal-align="justify" draw:textarea-vertical-align="middle" draw:auto-grow-height="false" fo:min-height="0.666cm" fo:min-width="2.316cm" fo:padding-top="0.151cm" fo:padding-bottom="0.151cm" fo:padding-left="0.276cm" fo:padding-right="0.276cm" fo:wrap-option="wrap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ffdab9" draw:textarea-horizontal-align="justify" draw:textarea-vertical-align="middle" draw:auto-grow-height="false" fo:min-height="0.666cm" fo:min-width="2.316cm" fo:padding-top="0.151cm" fo:padding-bottom="0.151cm" fo:padding-left="0.276cm" fo:padding-right="0.276cm" fo:wrap-option="wrap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fafad2" draw:textarea-horizontal-align="justify" draw:textarea-vertical-align="middle" draw:auto-grow-height="false" fo:min-height="0.688cm" fo:min-width="2.9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dab9" draw:textarea-horizontal-align="justify" draw:textarea-vertical-align="middle" draw:auto-grow-height="false" fo:min-height="0.654cm" fo:min-width="3.20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dab9" draw:textarea-horizontal-align="justify" draw:textarea-vertical-align="middle" draw:auto-grow-height="false" fo:min-height="1.013cm" fo:min-width="3.96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dab9" draw:textarea-horizontal-align="justify" draw:textarea-vertical-align="middle" draw:auto-grow-height="false" fo:min-height="0.961cm" fo:min-width="3.911cm" fo:padding-top="0.151cm" fo:padding-bottom="0.151cm" fo:padding-left="0.276cm" fo:padding-right="0.276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gradient" draw:fill-gradient-name="Pastel_20_Bouquet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2pt" style:font-size-asian="14pt" style:font-size-complex="14pt"/>
    </style:style>
    <style:style style:name="P5" style:family="paragraph">
      <loext:graphic-properties draw:fill-color="#fafad2"/>
      <style:paragraph-properties fo:text-align="center" style:writing-mode="lr-tb"/>
      <style:text-properties fo:font-size="12pt" style:font-size-asian="14pt" style:font-size-complex="14pt"/>
    </style:style>
    <style:style style:name="P6" style:family="paragraph">
      <loext:graphic-properties draw:fill-color="#add8e6"/>
      <style:paragraph-properties fo:text-align="center" style:writing-mode="lr-tb"/>
      <style:text-properties fo:font-size="12pt" style:font-size-asian="14pt" style:font-size-complex="14pt"/>
    </style:style>
    <style:style style:name="P7" style:family="paragraph">
      <loext:graphic-properties draw:fill-color="#ffdab9"/>
      <style:paragraph-properties fo:text-align="center" style:writing-mode="lr-tb"/>
      <style:text-properties fo:font-size="12pt" style:font-size-asian="14pt" style:font-size-complex="14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afad2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-color="#ffdab9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1cm" svg:height="2cm" draw:transform="rotate (1.57463605114928) translate (0.542cm 11.808cm)">
          <text:p text:style-name="P1">Order of tens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0.9cm" svg:height="0.962cm" svg:x="2cm" svg:y="10.8cm">
          <draw:text-box>
            <text:p>0</text:p>
          </draw:text-box>
        </draw:frame>
        <draw:frame draw:style-name="gr2" draw:text-style-name="P3" draw:layer="layout" svg:width="1cm" svg:height="0.962cm" svg:x="2cm" svg:y="9.3cm">
          <draw:text-box>
            <text:p>1</text:p>
          </draw:text-box>
        </draw:frame>
        <draw:frame draw:style-name="gr2" draw:text-style-name="P3" draw:layer="layout" svg:width="0.9cm" svg:height="0.962cm" svg:x="2.1cm" svg:y="7.3cm">
          <draw:text-box>
            <text:p>2</text:p>
          </draw:text-box>
        </draw:frame>
        <draw:frame draw:style-name="gr2" draw:text-style-name="P3" draw:layer="layout" svg:width="0.9cm" svg:height="0.962cm" svg:x="2.1cm" svg:y="5.338cm">
          <draw:text-box>
            <text:p>3</text:p>
          </draw:text-box>
        </draw:frame>
        <draw:frame draw:style-name="gr2" draw:text-style-name="P3" draw:layer="layout" svg:width="1cm" svg:height="0.962cm" svg:x="2cm" svg:y="3.5cm">
          <draw:text-box>
            <text:p>4</text:p>
          </draw:text-box>
        </draw:frame>
        <draw:custom-shape draw:style-name="gr3" draw:text-style-name="P5" draw:layer="layout" svg:width="3.4cm" svg:height="1cm" svg:x="3.1cm" svg:y="10.8cm">
          <text:p text:style-name="P4"><text:span text:style-name="T1">Temper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4cm" svg:height="1cm" svg:x="3.1cm" svg:y="9.3cm">
          <text:p text:style-name="P4"><text:span text:style-name="T1">Electric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1cm" svg:x="6.8cm" svg:y="9.3cm">
          <text:p text:style-name="P4"><text:span text:style-name="T1">Magnetic Fl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cm" svg:height="1.038cm" svg:x="10.6cm" svg:y="7.1cm">
          <text:p text:style-name="P4"><text:span text:style-name="T1">Str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5cm" svg:height="1cm" svg:x="10.8cm" svg:y="10.8cm">
          <text:p text:style-name="P4"><text:span text:style-name="T1">Entr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5cm" svg:height="1cm" svg:x="10.6cm" svg:y="9.3cm">
          <text:p text:style-name="P4"><text:span text:style-name="T1">Pola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7cm" svg:height="1cm" svg:x="14.3cm" svg:y="9.3cm">
          <text:p text:style-name="P4"><text:span text:style-name="T1">Magne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5cm" svg:height="1cm" svg:x="15.9cm" svg:y="3.5cm">
          <text:p text:style-name="P4"><text:span text:style-name="T1">Elastic Modul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cm" svg:height="1.3cm" svg:x="2.8cm" svg:y="12.8cm">
          <text:p text:style-name="P8"><text:span text:style-name="T2">Intensive paramet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27.1182204449 -14112.22136817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4cm" svg:height="1.3cm" svg:x="10.4cm" svg:y="12.8cm">
          <text:p text:style-name="P8"><text:span text:style-name="T2">Extensive paramet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27.1182204449 -14112.22136817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4cm" svg:height="1.3cm" svg:x="16.4cm" svg:y="12.8cm">
          <text:p text:style-name="P8"><text:span text:style-name="T2">Physical</text:span></text:p>
          <text:p text:style-name="P8"><text:span text:style-name="T2">Properti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27.1182204449 -14112.22136817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5" draw:layer="layout" svg:width="3.5cm" svg:height="1.038cm" svg:x="3cm" svg:y="7.224cm">
          <text:p text:style-name="P4"><text:span text:style-name="T1">St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.8cm" svg:height="1cm" svg:x="16.5cm" svg:y="10.8cm">
          <text:p text:style-name="P4"><text:span text:style-name="T1">Heat Capac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599cm" svg:height="1.399cm" svg:x="15.801cm" svg:y="5.101cm">
          <text:p text:style-name="P4"><text:span text:style-name="T1">Piezoeletric Suscepti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4.599cm" svg:height="1.399cm" svg:x="15.801cm" svg:y="6.901cm">
          <text:p text:style-name="P4"><text:span text:style-name="T1">Thermal Expansion</text:span></text:p>
          <text:p text:style-name="P4"><text:span text:style-name="T1">Coeffic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cm" fo:margin-bottom="0cm" fo:text-indent="0cm"/>
      <style:text-properties fo:font-size="2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2cm" fo:margin-bottom="0cm" fo:text-indent="0cm"/>
      <style:text-properties fo:font-size="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5cm" fo:margin-bottom="0cm" fo:text-indent="0cm"/>
      <style:text-properties fo:font-size="17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7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41cm" svg:x="1cm" svg:y="3.102cm"/>
      <draw:page-thumbnail draw:layer="backgroundobjects" svg:width="8.999cm" svg:height="6.341cm" svg:x="1cm" svg:y="11.678cm"/>
      <draw:page-thumbnail draw:layer="backgroundobjects" svg:width="8.999cm" svg:height="6.341cm" svg:x="1cm" svg:y="20.254cm"/>
      <draw:page-thumbnail draw:layer="backgroundobjects" svg:width="8.999cm" svg:height="6.341cm" svg:x="11cm" svg:y="3.102cm"/>
      <draw:page-thumbnail draw:layer="backgroundobjects" svg:width="8.999cm" svg:height="6.341cm" svg:x="11cm" svg:y="11.678cm"/>
      <draw:page-thumbnail draw:layer="backgroundobjects" svg:width="8.999cm" svg:height="6.341cm" svg:x="11cm" svg:y="20.254cm"/>
    </style:handout-master>
    <style:master-page style:name="Default" style:page-layout-name="PM1" draw:style-name="Mdp1">
      <draw:frame presentation:style-name="Default-title" draw:layer="backgroundobjects" svg:width="17.999cm" svg:height="2.304cm" svg:x="1.5cm" svg:y="1.05cm" presentation:class="title" presentation:placeholder="true">
        <draw:text-box/>
      </draw:frame>
      <draw:frame presentation:style-name="Default-outline1" draw:layer="backgroundobjects" svg:width="17.999cm" svg:height="8.003cm" svg:x="1.5cm" svg:y="3.728cm" presentation:class="outline" presentation:placeholder="true">
        <draw:text-box/>
      </draw:frame>
      <draw:frame presentation:style-name="Mpr1" draw:text-style-name="MP2" draw:layer="backgroundobjects" svg:width="4.659cm" svg:height="0.951cm" svg:x="1.5cm" svg:y="13.07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0.951cm" svg:x="7.34cm" svg:y="13.07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0.951cm" svg:x="14.84cm" svg:y="13.07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8T08:52:17.683309071</meta:creation-date>
    <dc:date>2025-01-29T13:42:22.853273237</dc:date>
    <meta:editing-duration>PT14M24S</meta:editing-duration>
    <meta:editing-cycles>4</meta:editing-cycles>
    <meta:generator>LibreOffice/7.3.7.2$Linux_X86_64 LibreOffice_project/30$Build-2</meta:generator>
    <meta:document-statistic meta:object-count="44"/>
  </office:meta>
</office:document-meta>
</file>